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office:font-face-decls>
  <office:automatic-styles>
    <style:style style:name="P1" style:family="paragraph" style:parent-style-name="Footer">
      <style:paragraph-properties>
        <style:tab-stops>
          <style:tab-stop style:position="3.4626in" style:type="center"/>
          <style:tab-stop style:position="6.9252in" style:type="right"/>
        </style:tab-stops>
      </style:paragraph-properties>
    </style:style>
    <style:style style:name="P2" style:family="paragraph" style:parent-style-name="TOC_20_1">
      <style:paragraph-properties>
        <style:tab-stops>
          <style:tab-stop style:position="6.9181in" style:type="right" style:leader-style="dotted" style:leader-text="."/>
        </style:tab-stops>
      </style:paragraph-properties>
    </style:style>
    <style:style style:name="P3" style:family="paragraph" style:parent-style-name="TOC_20_2">
      <style:paragraph-properties>
        <style:tab-stops>
          <style:tab-stop style:position="6.7516in" style:type="right" style:leader-style="dotted" style:leader-text="."/>
        </style:tab-stops>
      </style:paragraph-properties>
    </style:style>
    <style:style style:name="P4" style:family="paragraph" style:parent-style-name="TOC_20_3">
      <style:paragraph-properties>
        <style:tab-stops>
          <style:tab-stop style:position="6.5846in" style:type="right" style:leader-style="dotted" style:leader-text="."/>
        </style:tab-stops>
      </style:paragraph-properties>
    </style:style>
    <style:style style:name="P5" style:family="paragraph" style:parent-style-name="Text_20_body">
      <style:text-properties fo:font-style="italic" style:font-style-asian="italic"/>
    </style:style>
    <style:style style:name="P6" style:family="paragraph" style:parent-style-name="List_20_4">
      <style:paragraph-properties fo:line-height="100%"/>
    </style:style>
    <style:style style:name="P7" style:family="paragraph" style:parent-style-name="Title" style:master-page-name="MP0">
      <style:paragraph-properties style:page-number="auto" fo:break-before="page"/>
    </style:style>
    <style:style style:name="P8" style:family="paragraph" style:parent-style-name="TOC_20_1">
      <style:paragraph-properties>
        <style:tab-stops>
          <style:tab-stop style:position="6.9252in" style:type="right" style:leader-style="dotted" style:leader-text="."/>
        </style:tab-stops>
      </style:paragraph-properties>
    </style:style>
    <style:style style:name="P9" style:family="paragraph" style:parent-style-name="TOC_20_2">
      <style:paragraph-properties>
        <style:tab-stops>
          <style:tab-stop style:position="6.7583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BI3cli</text:p>
      <text:p text:style-name="Subtitle">DBI3 Log Download and KML Converter</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562_762842431" text:style-name="Index_20_Link" text:visited-style-name="Index_20_Link">Overview<text:tab/>1</text:a></text:p>
          <text:p text:style-name="P8"><text:a xlink:type="simple" xlink:href="#__RefHeading___Toc564_762842431" text:style-name="Index_20_Link" text:visited-style-name="Index_20_Link">First Time Startup<text:tab/>2</text:a></text:p>
          <text:p text:style-name="P8"><text:a xlink:type="simple" xlink:href="#__RefHeading___Toc566_762842431" text:style-name="Index_20_Link" text:visited-style-name="Index_20_Link">Audit Log File<text:tab/>2</text:a></text:p>
          <text:p text:style-name="P8"><text:a xlink:type="simple" xlink:href="#__RefHeading___Toc568_762842431" text:style-name="Index_20_Link" text:visited-style-name="Index_20_Link">Configuration<text:tab/>2</text:a></text:p>
          <text:p text:style-name="P9"><text:a xlink:type="simple" xlink:href="#__RefHeading___Toc570_762842431" text:style-name="Index_20_Link" text:visited-style-name="Index_20_Link">Moving log files to a new location<text:tab/>3</text:a></text:p>
          <text:p text:style-name="P9"><text:a xlink:type="simple" xlink:href="#__RefHeading___Toc572_762842431" text:style-name="Index_20_Link" text:visited-style-name="Index_20_Link">Application config options (in Main-&gt;config menu):<text:tab/>3</text:a></text:p>
          <text:p text:style-name="P9"><text:a xlink:type="simple" xlink:href="#__RefHeading___Toc574_762842431" text:style-name="Index_20_Link" text:visited-style-name="Index_20_Link">KML edit (</text:a><text:a xlink:type="simple" xlink:href="#__RefHeading___Toc574_762842431" text:style-name="Index_20_Link" text:visited-style-name="Index_20_Link"><text:span text:style-name="T4">tweak</text:span></text:a><text:a xlink:type="simple" xlink:href="#__RefHeading___Toc574_762842431" text:style-name="Index_20_Link" text:visited-style-name="Index_20_Link">) options (in Main-&gt;kml-&gt;edit menu):<text:tab/>4</text:a></text:p>
          <text:p text:style-name="P8"><text:a xlink:type="simple" xlink:href="#__RefHeading___Toc576_762842431" text:style-name="Index_20_Link" text:visited-style-name="Index_20_Link">Modes of Operation<text:tab/>4</text:a></text:p>
          <text:p text:style-name="P9"><text:a xlink:type="simple" xlink:href="#__RefHeading___Toc578_762842431" text:style-name="Index_20_Link" text:visited-style-name="Index_20_Link">Interactive Mode<text:tab/>5</text:a></text:p>
          <text:p text:style-name="P9"><text:a xlink:type="simple" xlink:href="#__RefHeading___Toc580_762842431" text:style-name="Index_20_Link" text:visited-style-name="Index_20_Link">Automatic Sync Mode<text:tab/>5</text:a></text:p>
          <text:p text:style-name="P9"><text:a xlink:type="simple" xlink:href="#__RefHeading___Toc582_762842431" text:style-name="Index_20_Link" text:visited-style-name="Index_20_Link">Single File Mode<text:tab/>5</text:a></text:p>
          <text:p text:style-name="P8"><text:a xlink:type="simple" xlink:href="#__RefHeading___Toc584_762842431" text:style-name="Index_20_Link" text:visited-style-name="Index_20_Link">Interactive Mode Menu Tree<text:tab/>5</text:a></text:p>
          <text:p text:style-name="P8"><text:a xlink:type="simple" xlink:href="#__RefHeading___Toc586_762842431" text:style-name="Index_20_Link" text:visited-style-name="Index_20_Link">Windows 10 Notes<text:tab/>6</text:a></text:p>
          <text:p text:style-name="P9"><text:a xlink:type="simple" xlink:href="#__RefHeading___Toc588_762842431" text:style-name="Index_20_Link" text:visited-style-name="Index_20_Link">Starting DBI3cli<text:tab/>6</text:a></text:p>
        </text:index-body>
      </text:table-of-content>
      <text:p text:style-name="Normal"/>
      <text:h text:style-name="Heading_20_1" text:outline-level="1"><text:bookmark-start text:name="_Toc45184031"/><text:bookmark-start text:name="__RefHeading___Toc562_762842431"/><text:bookmark-start text:name="_Toc45179205"/><text:bookmark-start text:name="_Toc41557538"/>Overview<text:bookmark-end text:name="_Toc45184031"/><text:bookmark-end text:name="__RefHeading___Toc562_762842431"/><text:bookmark-end text:name="_Toc45179205"/><text:bookmark-end text:name="_Toc41557538"/></text:h>
      <text:p text:style-name="Text_20_body">This application, <text:span text:style-name="Default_20_Paragraph_20_Font"><text:span text:style-name="T1">DBI3cli</text:span></text:span>, written in Python (2/3), runs on Windows 10, Linux, and should run on MacOS.</text:p>
      <text:p text:style-name="Text_20_body">Windows 10 and Linux versions have been built as a single self-contained executable that can be copied anywhere on the system and executed without “installation”. <text:s/>The application is also configured as a Python package but this has not been published on any server.</text:p>
      <text:p text:style-name="Text_20_body">With the DBI3 plugged into a USB port, <text:span text:style-name="Default_20_Paragraph_20_Font"><text:span text:style-name="T1">DBI3cli</text:span></text:span> can download and/or delete LOG files located on the DBI3. <text:s/>When downloaded to the Computer, the log files are stored in a subdirectory based on the DBI3 serial number (e.g. DBI3logs/SN12345) to keep files from multiple DBI3 instruments separated because the filenames are simply timestamps. <text:s/>After downloading, the files can be immediately converted to KML format for display by Google Earth. <text:s/>KML filenames contain the DBI3 serial number.</text:p>
      <text:p text:style-name="Text_20_body">When the DBI3 is not plugged into a USB port, this application can use the previously downloaded LOG files and convert/re-convert them to KML.</text:p>
      <text:p text:style-name="Text_20_body"><text:span text:style-name="Default_20_Paragraph_20_Font"><text:span text:style-name="T1">DBI3cli</text:span></text:span> has the ability to <text:span text:style-name="Default_20_Paragraph_20_Font"><text:span text:style-name="T4">tweak</text:span></text:span> the KML output of the individual LOG files, trimming extraneous records from the beginning or end, altering the additional data fields included in the KML or shifting <text:soft-page-break/>the pressure altitude if the altimeter setting was incorrect during the flight.</text:p>
      <text:p text:style-name="Text_20_body"/>
      <text:h text:style-name="Heading_20_1" text:outline-level="1"><text:bookmark-start text:name="_Toc45184032"/><text:bookmark-start text:name="__RefHeading___Toc564_762842431"/><text:bookmark-start text:name="_Toc45179206"/><text:bookmark-start text:name="_Toc41557539"/>First Time Startup<text:bookmark-end text:name="_Toc45184032"/><text:bookmark-end text:name="__RefHeading___Toc564_762842431"/><text:bookmark-end text:name="_Toc45179206"/><text:bookmark-end text:name="_Toc41557539"/></text:h>
      <text:p text:style-name="Text_20_body">The first time <text:span text:style-name="Default_20_Paragraph_20_Font"><text:span text:style-name="T1">DBI3cli</text:span></text:span> is started in interactive mode, it will prompt to confirm some configuration settings that will then be stored for the future executions.</text:p>
      <text:p text:style-name="Text_20_body">The most import setting is the location to store LOG and KML files. <text:s/>The default should be reasonable for most users, but you may want to change to a cloud backed up directory such as Dropbox to protect and share the logs.</text:p>
      <text:p text:style-name="Text_20_body">If the first run of <text:span text:style-name="Default_20_Paragraph_20_Font"><text:span text:style-name="T1">DBI3cli</text:span></text:span> is non-interactive (e.g. --sync) it will assume <text:span text:style-name="Default_20_Paragraph_20_Font"><text:span text:style-name="T4">{HOME}/Documents/DBI3logs</text:span></text:span> and <text:span text:style-name="Default_20_Paragraph_20_Font"><text:span text:style-name="T4">{HOME}/Documents/DBI3logs/kml</text:span></text:span> are the correct LOG and KML paths to use.</text:p>
      <text:p text:style-name="Text_20_body"/>
      <text:h text:style-name="Heading_20_1" text:outline-level="1"><text:bookmark-start text:name="_Toc45184033"/><text:bookmark-start text:name="__RefHeading___Toc566_762842431"/>Audit Log File<text:bookmark-end text:name="_Toc45184033"/><text:bookmark-end text:name="__RefHeading___Toc566_762842431"/></text:h>
      <text:p text:style-name="Text_20_body">After the LOG file location has been configured, <text:span text:style-name="Default_20_Paragraph_20_Font"><text:span text:style-name="T1">DBI3cli</text:span></text:span> will write an audit log named <text:span text:style-name="Default_20_Paragraph_20_Font"><text:span text:style-name="T3">audit_DBI3.log</text:span></text:span> in the LOG directory. <text:s/>This log records every time <text:span text:style-name="Default_20_Paragraph_20_Font"><text:span text:style-name="T1">DBI3cli</text:span></text:span> starts, every log copied from the DBI3, and every KML conversion so you can review what has occurred in the past.</text:p>
      <text:p text:style-name="Text_20_body">The audit log file space is limited to 1Mb. <text:s/>When the audit log is about to exceed that space limit it will be renamed to <text:span text:style-name="Default_20_Paragraph_20_Font"><text:span text:style-name="T3">audit_DBI3.log.1 </text:span></text:span>(any existing <text:span text:style-name="Default_20_Paragraph_20_Font"><text:span text:style-name="T3">log.1</text:span></text:span> becomes <text:span text:style-name="Default_20_Paragraph_20_Font"><text:span text:style-name="T3">log.2</text:span></text:span> and so on) and a new audit log is opened. <text:s/>During the rename, any existing <text:span text:style-name="Default_20_Paragraph_20_Font"><text:span text:style-name="T3">log.10</text:span></text:span> will be lost (i.e. maximum saved log files is 10).</text:p>
      <text:p text:style-name="P5"/>
      <text:h text:style-name="Heading_20_1" text:outline-level="1"><text:bookmark-start text:name="_Toc45184034"/><text:bookmark-start text:name="__RefHeading___Toc568_762842431"/><text:bookmark-start text:name="_Toc45179207"/><text:bookmark-start text:name="_Toc41557540"/>Configuration<text:bookmark-end text:name="_Toc45184034"/><text:bookmark-end text:name="__RefHeading___Toc568_762842431"/><text:bookmark-end text:name="_Toc45179207"/><text:bookmark-end text:name="_Toc41557540"/></text:h>
      <text:p text:style-name="Text_20_body">Many options can be set for the application and will be persisted in a config file (<text:span text:style-name="Default_20_Paragraph_20_Font"><text:span text:style-name="T4">{HOME}/.DBI3config</text:span></text:span> where {HOME} is the users home directory as defined by the OS). <text:s/>An important configuration item is the path to store the DBI3 Log and KML files. <text:s/>As described above, the first time the application starts it will setup the paths to use for LOG and KML files.</text:p>
      <text:p text:style-name="Text_20_body">The USB Comm port (OS specific) can also be configured, but if it is left unset the application will attempt to automatically find the DBI3 each time it starts by matching the expected USB registration id (USB VID/PID).</text:p>
      <text:p text:style-name="Text_20_body">There are other configuration options that affect the defaults used when converting a LOG to KML. <text:s/>In the KML menu, it is also possible to define conversion defaults for an individual Log, overriding the application defaults.</text:p>
      <text:p text:style-name="Text_20_body">While the inclusion of most additional data fields is configurable, with DBI firmware 1.3 and greater the GPS Altitude is available. <text:s/>It is configurable for the track coordinates to use either pressure or GPS altitude, and the other altitude ‘GPS ALT’/’PRES ALT’ will always be included as additional data.</text:p>
      <text:p text:style-name="Text_20_body"><text:soft-page-break/></text:p>
      <text:h text:style-name="Heading_20_2" text:outline-level="2"><text:bookmark-start text:name="_Toc45184035"/><text:bookmark-start text:name="__RefHeading___Toc570_762842431"/><text:bookmark-start text:name="_Toc45179208"/><text:bookmark-start text:name="_Toc41557541"/>Moving log files to a new location<text:bookmark-end text:name="_Toc45184035"/><text:bookmark-end text:name="__RefHeading___Toc570_762842431"/><text:bookmark-end text:name="_Toc45179208"/><text:bookmark-end text:name="_Toc41557541"/></text:h>
      <text:p text:style-name="Text_20_body">If after downloading/converting some logs you wish to move the log directories to a new location (e.g. a cloud directory).</text:p>
      <text:list xml:id="list4074650093" text:style-name="L1">
        <text:list-item>
          <text:p text:style-name="P10">Start <text:span text:style-name="Default_20_Paragraph_20_Font"><text:span text:style-name="T1">DBI3cli</text:span></text:span> and use the <text:span text:style-name="Default_20_Paragraph_20_Font"><text:span text:style-name="T1">config</text:span></text:span> menu to configure the new paths.</text:p>
        </text:list-item>
        <text:list-item>
          <text:p text:style-name="P10">Exit <text:span text:style-name="Default_20_Paragraph_20_Font"><text:span text:style-name="T1">DBI3cli</text:span></text:span></text:p>
        </text:list-item>
        <text:list-item>
          <text:p text:style-name="P10">Move (or copy now and later remove the original location) the old path to the new location.</text:p>
        </text:list-item>
      </text:list>
      <text:p text:style-name="Text_20_body"><text:span text:style-name="Default_20_Paragraph_20_Font"><text:span text:style-name="T1">DBI3cli</text:span></text:span> should start see the logs/kml in the new location.</text:p>
      <text:p text:style-name="Text_20_body">If the original location is moved or deleted before using <text:span text:style-name="Default_20_Paragraph_20_Font"><text:span text:style-name="T1">config</text:span></text:span>, <text:span text:style-name="Default_20_Paragraph_20_Font"><text:span text:style-name="T1">DBI3cli</text:span></text:span> will fail to start because the directories can’t be found. <text:s/>To recover:</text:p>
      <text:list xml:id="list3603979959" text:style-name="L2">
        <text:list-item>
          <text:p text:style-name="P11">Create empty directories in the original location (listed in the startup error message)</text:p>
        </text:list-item>
        <text:list-item>
          <text:p text:style-name="P11"><text:span text:style-name="Default_20_Paragraph_20_Font"><text:span text:style-name="T1">DBI3cli</text:span></text:span> should now start so you can configure the correct (new) paths.</text:p>
        </text:list-item>
        <text:list-item>
          <text:p text:style-name="P11">Remember to cleanup the original paths.</text:p>
        </text:list-item>
      </text:list>
      <text:p text:style-name="Text_20_body"/>
      <text:h text:style-name="Heading_20_2" text:outline-level="2"><text:bookmark-start text:name="_Toc45184036"/><text:bookmark-start text:name="__RefHeading___Toc572_762842431"/><text:bookmark-start text:name="_Toc45179209"/><text:bookmark-start text:name="_Toc41557542"/>Application config options (in Main-&gt;config menu):<text:bookmark-end text:name="_Toc45184036"/><text:bookmark-end text:name="__RefHeading___Toc572_762842431"/><text:bookmark-end text:name="_Toc45179209"/><text:bookmark-end text:name="_Toc41557542"/></text:h>
      <text:p text:style-name="List_20_2">log_path – Directory path to store DBI3 Log files (default <text:span text:style-name="Default_20_Paragraph_20_Font"><text:span text:style-name="T4">{HOME}/Documents/DBI3logs</text:span></text:span>). <text:s/>The files will be in a serial number specific subdirectory under this path. (e.g. <text:span text:style-name="Default_20_Paragraph_20_Font"><text:span text:style-name="T4">{HOME}/Documents/DBI3logs/SN12345</text:span></text:span>)</text:p>
      <text:p text:style-name="List_20_2">kml_path – Directory path to store DBI3 KML output files. (default <text:span text:style-name="Default_20_Paragraph_20_Font"><text:span text:style-name="T4">{HOME}/Documents/DBI3logs/kml</text:span></text:span>)</text:p>
      <text:p text:style-name="List_20_2">com_port – USB comm port, the name is an OS specific format, config edit will attempt to help. (default <text:span text:style-name="Default_20_Paragraph_20_Font"><text:span text:style-name="T4">None</text:span></text:span> = attempt to automatically locate each time)</text:p>
      <text:p text:style-name="List_20_2">prefer_gps – If <text:s/>True and the DBI3 firmware is 1.3 or greater, GPS altitude logging is supported and will be preferred over pressure altitude in the track coordinates. <text:s/>If False, always use pressure altitude (default = True)</text:p>
      <text:p text:style-name="List_20_2">filter_age_limit – Filter the Log/KML list display to files that are less than filter_age_limit days old.</text:p>
      <text:p text:style-name="List_20_2">filter_new – Filter the Log/KML list display to files that are new (newer any any Log/KML currently on the PC)</text:p>
      <text:p text:style-name="List_20_2">filter_invalid – Filter the Log list display to only files that are valid for KML conversion (i.e. it has GPS data records)</text:p>
      <text:p text:style-name="List_20_2">altitudemode – Google Earth altitude mode for track display. <text:s/><text:span text:style-name="Default_20_Paragraph_20_Font"><text:span text:style-name="T4">clampToGround</text:span></text:span> draws the track on the surface. <text:s/><text:span text:style-name="Default_20_Paragraph_20_Font"><text:span text:style-name="T4">absolute</text:span></text:span> use the Log record altitude and will display the track above (or below!) ground. <text:s/><text:span text:style-name="Default_20_Paragraph_20_Font"><text:span text:style-name="T4">relativeToGround</text:span></text:span> assumes the recorded altitude is above ground level (e.g. zero the <text:soft-page-break/>altimeter at take off)</text:p>
      <text:p text:style-name="List_20_2">extend_to_ground – When the track is displayed above ground, this will draw vertical lines to the ground to show where the track actually went.</text:p>
      <text:p text:style-name="List_20_2">kml_use_metric – The additional DBI3 log data (temperatures, speed, …) can be included as additional data in the KML file, <text:s/>This controls english vs. metric value conversion for the additional data. <text:s/>Google Earth controls the conversion of track point altitudes.</text:p>
      <text:p text:style-name="List_20_2">kml_fields – Controls the actual additional data fields that will be included in the KML. <text:s/>Consists of a comma separated list of the following:</text:p>
      <text:p text:style-name="P6">ALL<text:tab/>– Selects all of the following fields</text:p>
      <text:p text:style-name="P6">ROC<text:tab/>– Rate of Climb</text:p>
      <text:p text:style-name="P6">TOPT<text:tab/>– Top Temperature</text:p>
      <text:p text:style-name="P6">AMBT<text:tab/>– Ambient Temperature</text:p>
      <text:p text:style-name="P6">DIFF<text:tab/>– Computed difference from ambient to top temperature</text:p>
      <text:p text:style-name="P6">SOG<text:tab/>– Speed over Ground</text:p>
      <text:p text:style-name="P6">COG<text:tab/>– Course over Ground</text:p>
      <text:p text:style-name="P6">BATM<text:tab/>– DBI3 Battery voltage</text:p>
      <text:p text:style-name="P6">BRDT<text:tab/>– DBI3 internal board temperatures</text:p>
      <text:p text:style-name="P6"/>
      <text:p text:style-name="List_20_2">verbose – Turns on verbose DEBUG output during execution for development testing.</text:p>
      <text:h text:style-name="Heading_20_1" text:outline-level="1"><text:bookmark-start text:name="_Toc45179210"/><text:bookmark-start text:name="_Toc41557543"/></text:h>
      <text:h text:style-name="Heading_20_2" text:outline-level="2"><text:bookmark-start text:name="_Toc45184037"/><text:bookmark-start text:name="__RefHeading___Toc574_762842431"/>KML edit (<text:span text:style-name="Default_20_Paragraph_20_Font"><text:span text:style-name="T4">tweak</text:span></text:span>) options (in Main-&gt;kml-&gt;edit menu):<text:bookmark-end text:name="_Toc45184037"/><text:bookmark-end text:name="__RefHeading___Toc574_762842431"/><text:bookmark-end text:name="_Toc45179210"/><text:bookmark-end text:name="_Toc41557543"/></text:h>
      <text:p text:style-name="List_20_2">trim_start_time - Ignore DBI3 data until YYYYMMDDhhmmss (trim the beginning of the Log)</text:p>
      <text:p text:style-name="List_20_2">trim_end_time - Ignore DBI3 data after YYYYMMDDhhmmss (trim the end of the Log)</text:p>
      <text:p text:style-name="List_20_2">prefer_gps – See Application config options.</text:p>
      <text:p text:style-name="List_20_2">altitude_offset - floating point offset to the DBI3 reported altitude (adjust for incorrect altimeter setting)</text:p>
      <text:p text:style-name="List_20_2">altitudemode - See Application config options.</text:p>
      <text:p text:style-name="List_20_2">extend_to_ground - See Application config options.</text:p>
      <text:p text:style-name="List_20_2">kml_use_metric - See Application config options.</text:p>
      <text:p text:style-name="List_20_2">kml_fields – See Application config options.</text:p>
      <text:h text:style-name="Heading_20_1" text:outline-level="1"><text:bookmark-start text:name="_Toc45179211"/><text:bookmark-start text:name="_Toc41557544"/></text:h>
      <text:h text:style-name="Heading_20_1" text:outline-level="1"><text:bookmark-start text:name="_Toc45184038"/><text:bookmark-start text:name="__RefHeading___Toc576_762842431"/>Modes of Operation<text:bookmark-end text:name="_Toc45184038"/><text:bookmark-end text:name="__RefHeading___Toc576_762842431"/><text:bookmark-end text:name="_Toc45179211"/><text:bookmark-end text:name="_Toc41557544"/></text:h>
      <text:p text:style-name="Text_20_body">The application has three modes of operation:</text:p>
      <text:list xml:id="list3182923740" text:style-name="L3">
        <text:list-item>
          <text:p text:style-name="P12">When started without command line options it will present interactive menus to prompt for command and control operations.</text:p>
        </text:list-item>
        <text:list-item>
          <text:p text:style-name="P12"><text:soft-page-break/>When started with –<text:span text:style-name="Default_20_Paragraph_20_Font"><text:span text:style-name="T4">sync</text:span></text:span> it will attempt to automatically connect to the DBI3, download all new files (newer than any log file currently in the Log path), and convert them to KML.</text:p>
        </text:list-item>
        <text:list-item>
          <text:p text:style-name="P12">When started with <text:span text:style-name="Default_20_Paragraph_20_Font"><text:span text:style-name="T4">–file FILE</text:span></text:span> it will convert the single Log <text:span text:style-name="Default_20_Paragraph_20_Font"><text:span text:style-name="T4">FILE</text:span></text:span> into KML, saving it in the same directory as <text:span text:style-name="Default_20_Paragraph_20_Font"><text:span text:style-name="T4">FILE.</text:span></text:span></text:p>
        </text:list-item>
      </text:list>
      <text:h text:style-name="Heading_20_2" text:outline-level="2"><text:bookmark-start text:name="_Toc45184039"/><text:bookmark-start text:name="__RefHeading___Toc578_762842431"/><text:bookmark-start text:name="_Toc41557545"/><text:bookmark-start text:name="_Toc45179212"/>Interactive Mode<text:bookmark-end text:name="_Toc45184039"/><text:bookmark-end text:name="__RefHeading___Toc578_762842431"/><text:bookmark-end text:name="_Toc45179212"/></text:h>
      <text:p text:style-name="Text_20_body">Interactive mode allows you to work with the logs stored on the DBI3 and copy them to your Computer for conversion to KML.</text:p>
      <text:p text:style-name="Text_20_body">To enter the <text:span text:style-name="Default_20_Paragraph_20_Font"><text:span text:style-name="T1">logs</text:span></text:span> menu, the DBI3 must be connected via USB to the computer and powered on. <text:s/>You can view the logs currently on the DBI3 (a filter setting may mask some of the files), select some of the logs and copy or delete them. <text:s/>Deleting logs from the DBI3 cannot be undone but will free up space for more logs (the DBI3 has a lot of available space for logs).</text:p>
      <text:p text:style-name="Text_20_body">The DBI3 does not need to be connected to enter the <text:span text:style-name="Default_20_Paragraph_20_Font"><text:span text:style-name="T1">kml</text:span></text:span> menu. <text:s/>The <text:span text:style-name="Default_20_Paragraph_20_Font"><text:span text:style-name="T1">kml</text:span></text:span> menu only works on the logs that have already been copied to the computer. <text:s/>Optional tweaks can be configure on an individual log file which will then be used when the log is converted to KML. <text:s/>A log can be converted to KML multiple times and will overwrite the previous KML output file.</text:p>
      <text:h text:style-name="Heading_20_2" text:outline-level="2"><text:bookmark-start text:name="_Toc45184040"/><text:bookmark-start text:name="__RefHeading___Toc580_762842431"/><text:bookmark-start text:name="_Toc45179213"/>Automatic Sync Mode<text:bookmark-end text:name="_Toc45184040"/><text:bookmark-end text:name="__RefHeading___Toc580_762842431"/><text:bookmark-end text:name="_Toc45179213"/></text:h>
      <text:p text:style-name="Text_20_body">The DBI3 must be connected to the computer via USB and powered on before starting in Automatic Sync mode.</text:p>
      <text:p text:style-name="Text_20_body">In Automatic Sync mode the DBI3 is interrogated for any valid log files that are newer than any currently on the computer. <text:s/>Those logs will be copied to the computer and converted to KML using the application defaults. <text:s/>You can later use the Interactive mode <text:span text:style-name="Default_20_Paragraph_20_Font"><text:span text:style-name="T1">kml</text:span></text:span> menu to reconvert with different settings.</text:p>
      <text:h text:style-name="Heading_20_2" text:outline-level="2"><text:bookmark-start text:name="_Toc45184041"/><text:bookmark-start text:name="__RefHeading___Toc582_762842431"/><text:bookmark-start text:name="_Toc45179214"/>Single File Mode<text:bookmark-end text:name="_Toc45184041"/><text:bookmark-end text:name="__RefHeading___Toc582_762842431"/><text:bookmark-end text:name="_Toc45179214"/></text:h>
      <text:p text:style-name="Text_20_body">Single File mode doesn’t expect a DBI3 or any existing log/kml files on the computer. <text:s/>It is used to convert individual files that you may receive from another pilot. <text:s/>The filename can be anything that is valid and will be used for the output filename, with a kml extension.</text:p>
      <text:p text:style-name="Text_20_body"/>
      <text:h text:style-name="Heading_20_1" text:outline-level="1"><text:bookmark-start text:name="_Toc45184042"/><text:bookmark-start text:name="__RefHeading___Toc584_762842431"/><text:bookmark-start text:name="_Toc45179215"/>Interactive Mode Menu Tree<text:bookmark-end text:name="_Toc45184042"/><text:bookmark-end text:name="__RefHeading___Toc584_762842431"/><text:bookmark-end text:name="_Toc45179215"/><text:bookmark-end text:name="_Toc41557545"/></text:h>
      <text:p text:style-name="Preformatted_20_Text">Main – prompt = (DBI3)</text:p>
      <text:p text:style-name="Preformatted_20_Text"><text:s text:c="2"/>config – edit application config settings</text:p>
      <text:p text:style-name="Preformatted_20_Text"><text:s text:c="2"/>exit – exit the program</text:p>
      <text:p text:style-name="Preformatted_20_Text"><text:s text:c="2"/>filter – set the <text:span text:style-name="Default_20_Paragraph_20_Font"><text:span text:style-name="T5">list</text:span></text:span> display filter options</text:p>
      <text:p text:style-name="Preformatted_20_Text"><text:s text:c="2"/>logs – prompt = (DBI3:Logs:SN12345)</text:p>
      <text:p text:style-name="Preformatted_20_Text"><text:s text:c="4"/>back – return to Main menu</text:p>
      <text:p text:style-name="Preformatted_20_Text"><text:s text:c="4"/>exit – exit the program</text:p>
      <text:p text:style-name="Preformatted_20_Text"><text:s text:c="4"/>list – display the current DBI3 Log list and selection status</text:p>
      <text:p text:style-name="Preformatted_20_Text"><text:s text:c="4"/>select – select lines from the <text:span text:style-name="Default_20_Paragraph_20_Font"><text:span text:style-name="T5">list</text:span></text:span> for later download/conversion</text:p>
      <text:p text:style-name="Preformatted_20_Text"><text:s text:c="4"/>convert – download and convert the selected log files</text:p>
      <text:p text:style-name="Preformatted_20_Text"><text:s text:c="4"/>download – download the selected log files</text:p>
      <text:p text:style-name="Preformatted_20_Text"><text:soft-page-break/><text:s text:c="4"/>delete – delete the selected log files on the DBI3</text:p>
      <text:p text:style-name="Preformatted_20_Text"><text:s text:c="2"/>kml – prompt = (DBI3:KML:SN12345)</text:p>
      <text:p text:style-name="Preformatted_20_Text"><text:s text:c="4"/>back – return to main menu</text:p>
      <text:p text:style-name="Preformatted_20_Text"><text:s text:c="4"/>list – display the current Log list and selection status</text:p>
      <text:p text:style-name="Preformatted_20_Text"><text:s text:c="4"/>edit N – edit the <text:span text:style-name="Default_20_Paragraph_20_Font"><text:span text:style-name="T4">tweak</text:span></text:span> settings for the given list line</text:p>
      <text:p text:style-name="Preformatted_20_Text"><text:s text:c="4"/>exit – exit the program</text:p>
      <text:p text:style-name="Preformatted_20_Text"><text:s text:c="4"/>select – select lines from the <text:span text:style-name="Default_20_Paragraph_20_Font"><text:span text:style-name="T5">list</text:span></text:span> for later operation</text:p>
      <text:p text:style-name="Preformatted_20_Text"><text:s text:c="4"/>convert – convert all currently selected list items to KML</text:p>
      <text:p text:style-name="Preformatted_20_Text"><text:s text:c="4"/>refresh – refresh the current list</text:p>
      <text:p text:style-name="Preformatted_20_Text"><text:s text:c="2"/>version – display the current DBI3cli software version</text:p>
      <text:p text:style-name="Text_20_body"/>
      <text:p text:style-name="Text_20_body"><text:span text:style-name="Default_20_Paragraph_20_Font"><text:span text:style-name="T1">Main</text:span></text:span> has the options to set and alter the application configuration and listing filters.</text:p>
      <text:p text:style-name="Text_20_body"><text:span text:style-name="Default_20_Paragraph_20_Font"><text:span text:style-name="T1">logs</text:span></text:span> has the options to download, convert, and delete LOG files on the DBI3.</text:p>
      <text:p text:style-name="Text_20_body"><text:span text:style-name="Default_20_Paragraph_20_Font"><text:span text:style-name="T1">kml</text:span></text:span> has the options to tweak conversion options and convert/re-convert Log files to KML.</text:p>
      <text:h text:style-name="Heading_20_1" text:outline-level="1"><text:bookmark-start text:name="_Toc45179216"/><text:bookmark-start text:name="_Toc41557546"/></text:h>
      <text:h text:style-name="Heading_20_1" text:outline-level="1"><text:bookmark-start text:name="_Toc45184043"/><text:bookmark-start text:name="__RefHeading___Toc586_762842431"/>Windows 10 Notes<text:bookmark-end text:name="_Toc45184043"/><text:bookmark-end text:name="__RefHeading___Toc586_762842431"/><text:bookmark-end text:name="_Toc45179216"/><text:bookmark-end text:name="_Toc41557546"/></text:h>
      <text:h text:style-name="Heading_20_2" text:outline-level="2"><text:bookmark-start text:name="_Toc45184044"/><text:bookmark-start text:name="__RefHeading___Toc588_762842431"/><text:bookmark-start text:name="_Toc45179217"/><text:bookmark-start text:name="_Toc41557547"/>Starting DBI3cli<text:bookmark-end text:name="_Toc45184044"/><text:bookmark-end text:name="__RefHeading___Toc588_762842431"/><text:bookmark-end text:name="_Toc45179217"/><text:bookmark-end text:name="_Toc41557547"/></text:h>
      <text:p text:style-name="Text_20_body">Using Windows File Explorer, navigate to DBI3cli.exe that was downloaded to the PC, and double click the file. <text:s/>This will start <text:span text:style-name="Default_20_Paragraph_20_Font"><text:span text:style-name="T1">DBI3cli</text:span></text:span> in interactive mode with no command line options.</text:p>
      <text:p text:style-name="Text_20_body">You can right-click on your desktop and New-&gt;Shortcut to create a short cut on the desktop. <text:s/>You will be prompted to navigate to the DBI3cli.exe file and then be given the option to alter the name of the shortcut as displayed on the desktop. <text:s/>Now you can double click the desktop shortcut to start <text:span text:style-name="Default_20_Paragraph_20_Font"><text:span text:style-name="T1">DBI3cli</text:span></text:span>.</text:p>
      <text:p text:style-name="Text_20_body">And like Linux, you can open a ‘cmd’ or ‘powershell’ window and execute DBI3cli.exe with any options desired. The ‘-h’ option lists command line help.</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List_20_1" style:display-name="List 1" style:family="paragraph" style:parent-style-name="List" style:class="list">
      <style:paragraph-properties fo:margin-left="0.25in" fo:margin-right="0in" fo:margin-top="0in" fo:margin-bottom="0.0835in" loext:contextual-spacing="false" fo:hyphenation-ladder-count="no-limit" fo:text-indent="-0.25in" style:auto-text-indent="false">
        <style:tab-stops/>
      </style:paragraph-properties>
      <style:text-properties fo:hyphenate="false" loext:hyphenation-no-caps="false"/>
    </style:style>
    <style:style style:name="List_20_2" style:display-name="List 2" style:family="paragraph" style:parent-style-name="List" style:class="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loext:hyphenation-no-caps="false"/>
    </style:style>
    <style:style style:name="List_20_3" style:display-name="List 3" style:family="paragraph" style:parent-style-name="List" style:class="list">
      <style:paragraph-properties fo:margin-left="0.75in" fo:margin-right="0in" fo:margin-top="0in" fo:margin-bottom="0.0835in" loext:contextual-spacing="false" fo:hyphenation-ladder-count="no-limit" fo:text-indent="-0.25in" style:auto-text-indent="false">
        <style:tab-stops/>
      </style:paragraph-properties>
      <style:text-properties fo:hyphenate="false" loext:hyphenation-no-caps="false"/>
    </style:style>
    <style:style style:name="List_20_4" style:display-name="List 4" style:family="paragraph" style:parent-style-name="List" style:class="list">
      <style:paragraph-properties fo:margin-left="1in" fo:margin-right="0in" fo:margin-top="0in" fo:margin-bottom="0in" loext:contextual-spacing="false" fo:hyphenation-ladder-count="no-limit" fo:text-indent="-0.25in"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loext:contextual-spacing="false" fo:line-height="103%" fo:keep-together="always"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text> </number:text>
      <number:hours/>
      <number:text>:</number:text>
      <number:minutes number:style="long"/>
      <number:text>:</number:text>
      <number:seconds number:style="long"/>
      <number:text> </number:text>
      <number:am-pm/>
    </number:date-style>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style:tab-stops>
          <style:tab-stop style:position="3.4626in" style:type="center"/>
          <style:tab-stop style:position="6.9252in" style:type="right"/>
        </style:tab-stops>
      </style:paragraph-properties>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date style:data-style-name="N10121" text:date-value="2020-07-09T11:27:12.253590831">2020-07-09 11:26:00 AM</text:date><text:tab/>www.Aerostation.org<text:tab/>Page <text:span text:style-name="Default_20_Paragraph_20_Font"><text:span text:style-name="MT1"><text:page-number style:num-format="1" text:select-page="current">6</text:page-number></text:span></text:span><text:s/>of <text:span text:style-name="Default_20_Paragraph_20_Font"><text:span text:style-name="MT1"><text:page-count style:num-format="1">6</text:page-count></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initial-creator>Ron Thornton</meta:initial-creator>
    <meta:creation-date>2018-09-13T10:42:00Z</meta:creation-date>
    <dc:date>2020-07-09T11:27:11.647841512</dc:date>
    <meta:print-date>2020-05-20T20:28:00Z</meta:print-date>
    <meta:editing-cycles>30</meta:editing-cycles>
    <meta:editing-duration>PT4H2M53S</meta:editing-duration>
    <meta:document-statistic meta:table-count="0" meta:image-count="0" meta:object-count="0" meta:page-count="6" meta:paragraph-count="121" meta:word-count="1903" meta:character-count="11559" meta:non-whitespace-character-count="9641"/>
    <meta:template xlink:type="simple" xlink:actuate="onRequest" xlink:title="" xlink:href="Normal.dotm"/>
  </office:meta>
</office:document-meta>
</file>